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2.21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table table:name="Week Narrativ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>
            <text:p>week_start_date</text:p>
          </table:table-cell>
          <table:table-cell office:value-type="string">
            <text:p>text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Default" office:value-type="string">
            <text:p>Stuff happened this week</text:p>
          </table:table-cell>
          <table:table-cell table:number-columns-repeated="1022"/>
        </table:table-row>
      </table:table>
      <table:table table:name="Site Narrative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Default"/>
        <table:table-row table:style-name="ro3">
          <table:table-cell office:value-type="string">
            <text:p>week_start_date</text:p>
          </table:table-cell>
          <table:table-cell office:value-type="string">
            <text:p>url</text:p>
          </table:table-cell>
          <table:table-cell office:value-type="string">
            <text:p>tex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Default" office:value-type="string">
            <text:p>http://www.wired.com/rss/index.xml</text:p>
          </table:table-cell>
          <table:table-cell table:style-name="Default" office:value-type="string">
            <text:p>Wired had stuff happen this wee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Clark</meta:initial-creator>
    <meta:creation-date>2013-04-01T14:12:57</meta:creation-date>
    <dc:date>2013-04-01T14:16:01</dc:date>
    <dc:creator>Justin Clark</dc:creator>
    <meta:editing-duration>P0D</meta:editing-duration>
    <meta:editing-cycles>1</meta:editing-cycles>
    <meta:document-statistic meta:table-count="2" meta:cell-count="10" meta:object-count="0"/>
    <meta:generator>LibreOffice/3.5$Linux_X86_64 LibreOffice_project/350m1$Build-2</meta:generator>
  </office:meta>
</office:document-meta>
</file>